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DktcryBdhmfdCMR9" svg:font-family="DktcryBdhmfdCMR9" style:font-family-generic="roman"/>
    <style:font-face style:name="GppmbkCnlkymCMTI9" svg:font-family="GppmbkCnlkymCMTI9"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break-before="page"/>
      <style:text-properties fo:color="#000000" style:font-name="Arial" fo:font-size="11pt" fo:font-weight="bold" style:font-size-asian="11pt" style:font-weight-asian="bold" style:font-weight-complex="bold"/>
    </style:style>
    <style:style style:name="P2" style:family="paragraph" style:parent-style-name="Text_20_body">
      <style:paragraph-properties fo:margin-top="0cm" fo:margin-bottom="0cm" loext:contextual-spacing="false" fo:line-height="136%"/>
      <style:text-properties fo:color="#000000" style:font-name="Arial" fo:font-size="11pt" style:font-size-asian="11pt"/>
    </style:style>
    <style:style style:name="P3" style:family="paragraph" style:parent-style-name="Text_20_body">
      <style:paragraph-properties fo:margin-top="0cm" fo:margin-bottom="0cm" loext:contextual-spacing="false" fo:line-height="136%"/>
      <style:text-properties fo:color="#000000" style:font-name="Arial" fo:font-size="11pt" fo:font-weight="bold" style:font-size-asian="11pt" style:font-weight-asian="bold" style:font-weight-complex="bold"/>
    </style:style>
    <style:style style:name="P4" style:family="paragraph" style:parent-style-name="Text_20_body">
      <style:paragraph-properties fo:margin-top="0cm" fo:margin-bottom="0cm" loext:contextual-spacing="false" fo:line-height="136%"/>
      <style:text-properties fo:color="#000000" style:font-name="Arial" fo:font-size="11pt" fo:font-weight="bold" style:font-size-asian="11pt" style:font-weight-asian="bold"/>
    </style:style>
    <style:style style:name="P5" style:family="paragraph" style:parent-style-name="Text_20_body">
      <style:paragraph-properties fo:margin-top="0cm" fo:margin-bottom="0cm" loext:contextual-spacing="false" fo:line-height="136%"/>
      <style:text-properties fo:color="#000000" style:font-name="Arial"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weight-complex="bold"/>
    </style:style>
    <style:style style:name="P6" style:family="paragraph" style:parent-style-name="Text_20_body">
      <style:paragraph-properties fo:margin-top="0cm" fo:margin-bottom="0cm" loext:contextual-spacing="false" fo:line-height="136%" fo:text-align="center" style:justify-single-word="false"/>
      <style:text-properties fo:color="#000000" style:font-name="Arial" fo:font-size="11pt" fo:font-style="italic" style:font-size-asian="11pt" style:font-style-asian="italic"/>
    </style:style>
    <style:style style:name="P7" style:family="paragraph" style:parent-style-name="Text_20_body">
      <style:paragraph-properties fo:margin-top="0cm" fo:margin-bottom="0cm" loext:contextual-spacing="false" fo:line-height="136%"/>
    </style:style>
    <style:style style:name="P8" style:family="paragraph" style:parent-style-name="Text_20_body">
      <style:paragraph-properties fo:margin-top="0cm" fo:margin-bottom="0cm" loext:contextual-spacing="false" fo:line-height="136%" fo:text-align="center" style:justify-single-word="false"/>
    </style:style>
    <style:style style:name="P9" style:family="paragraph" style:parent-style-name="Text_20_body">
      <style:paragraph-properties fo:margin-top="0cm" fo:margin-bottom="0cm" loext:contextual-spacing="false" fo:line-height="136%" fo:break-before="page"/>
      <style:text-properties fo:color="#000000" style:font-name="Arial" fo:font-size="11pt" style:font-size-asian="11pt"/>
    </style:style>
    <style:style style:name="P10" style:family="paragraph" style:parent-style-name="Preformatted_20_Text">
      <style:paragraph-properties fo:line-height="136%"/>
      <style:text-properties fo:color="#000000" style:font-name="Arial" fo:font-size="11pt" style:font-size-asian="11pt"/>
    </style:style>
    <style:style style:name="P11" style:family="paragraph" style:parent-style-name="Text_20_body">
      <style:text-properties fo:color="#000000" style:font-name="Arial" fo:font-size="11pt" style:font-size-asian="11pt"/>
    </style:style>
    <style:style style:name="P12" style:family="paragraph" style:parent-style-name="Text_20_body">
      <style:text-properties fo:color="#000000" style:font-name="Arial" fo:font-size="11pt" fo:font-weight="bold" style:font-size-asian="11pt" style:font-weight-asian="bold" style:font-weight-complex="bold"/>
    </style:style>
    <style:style style:name="P13" style:family="paragraph" style:parent-style-name="Normal">
      <style:paragraph-properties fo:hyphenation-ladder-count="no-limit" style:text-autospace="none" style:vertical-align="auto"/>
      <style:text-properties style:font-name="DktcryBdhmfdCMR9" fo:font-size="9pt" fo:language="en" fo:country="US" style:letter-kerning="false" style:font-size-asian="9pt" style:font-name-complex="DktcryBdhmfdCMR9" style:font-size-complex="9pt" style:language-complex="ar" style:country-complex="SA" fo:hyphenate="true"/>
    </style:style>
    <style:style style:name="P14" style:family="paragraph" style:parent-style-name="Normal">
      <style:paragraph-properties fo:hyphenation-ladder-count="no-limit" style:text-autospace="none" style:vertical-align="auto"/>
      <style:text-properties fo:hyphenate="true"/>
    </style:style>
    <style:style style:name="P15" style:family="paragraph" style:parent-style-name="Text_20_body">
      <style:text-properties officeooo:paragraph-rsid="000bde42"/>
    </style:style>
    <style:style style:name="P16" style:family="paragraph" style:parent-style-name="Text_20_body">
      <style:text-properties officeooo:rsid="00100f05" officeooo:paragraph-rsid="00127b3e"/>
    </style:style>
    <style:style style:name="P17" style:family="paragraph" style:parent-style-name="Text_20_body">
      <style:text-properties officeooo:rsid="00114386" officeooo:paragraph-rsid="00127b3e"/>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weight="bold" officeooo:rsid="00100f05" officeooo:paragraph-rsid="00127b3e" style:font-weight-asian="bold" style:font-weight-complex="bold"/>
    </style:style>
    <style:style style:name="P20" style:family="paragraph" style:parent-style-name="Text_20_body">
      <style:text-properties fo:font-weight="bold" officeooo:rsid="001c9169" officeooo:paragraph-rsid="001c9169" style:font-weight-asian="bold" style:font-weight-complex="bold"/>
    </style:style>
    <style:style style:name="P21" style:family="paragraph" style:parent-style-name="Text_20_body">
      <style:text-properties fo:font-weight="bold" officeooo:rsid="001de51d" officeooo:paragraph-rsid="001de51d" style:font-weight-asian="bold" style:font-weight-complex="bold"/>
    </style:style>
    <style:style style:name="P22" style:family="paragraph" style:parent-style-name="Text_20_body">
      <style:text-properties fo:font-weight="bold" officeooo:rsid="0023be89" officeooo:paragraph-rsid="0023be89" style:font-weight-asian="bold" style:font-weight-complex="bold"/>
    </style:style>
    <style:style style:name="P23" style:family="paragraph" style:parent-style-name="Text_20_body">
      <style:text-properties officeooo:paragraph-rsid="00127b3e"/>
    </style:style>
    <style:style style:name="P24" style:family="paragraph" style:parent-style-name="Text_20_body">
      <style:text-properties officeooo:paragraph-rsid="001bb348"/>
    </style:style>
    <style:style style:name="P25" style:family="paragraph" style:parent-style-name="Text_20_body">
      <style:text-properties officeooo:rsid="001c9169" officeooo:paragraph-rsid="001c9169"/>
    </style:style>
    <style:style style:name="P26" style:family="paragraph" style:parent-style-name="Text_20_body">
      <style:text-properties officeooo:rsid="001c9169" officeooo:paragraph-rsid="0027ce42"/>
    </style:style>
    <style:style style:name="P27" style:family="paragraph" style:parent-style-name="Text_20_body" style:list-style-name="L5">
      <style:text-properties officeooo:rsid="001c9169" officeooo:paragraph-rsid="001c9169"/>
    </style:style>
    <style:style style:name="P28" style:family="paragraph" style:parent-style-name="Text_20_body" style:list-style-name="L5">
      <style:text-properties officeooo:rsid="001c9169" officeooo:paragraph-rsid="0027ce42"/>
    </style:style>
    <style:style style:name="P29" style:family="paragraph" style:parent-style-name="Text_20_body" style:list-style-name="L5">
      <style:text-properties officeooo:rsid="001c9169" officeooo:paragraph-rsid="002a3c3d"/>
    </style:style>
    <style:style style:name="P30" style:family="paragraph" style:parent-style-name="Text_20_body">
      <style:text-properties officeooo:rsid="001de51d" officeooo:paragraph-rsid="001de51d"/>
    </style:style>
    <style:style style:name="P31" style:family="paragraph" style:parent-style-name="Text_20_body" style:list-style-name="L4"/>
    <style:style style:name="P32" style:family="paragraph" style:parent-style-name="Text_20_body">
      <style:text-properties officeooo:rsid="0021ccd6" officeooo:paragraph-rsid="0021ccd6"/>
    </style:style>
    <style:style style:name="P33" style:family="paragraph" style:parent-style-name="Text_20_body">
      <style:text-properties officeooo:rsid="0023be89" officeooo:paragraph-rsid="0023be89"/>
    </style:style>
    <style:style style:name="P34" style:family="paragraph" style:parent-style-name="Text_20_body">
      <style:text-properties officeooo:rsid="002501d3" officeooo:paragraph-rsid="002501d3"/>
    </style:style>
    <style:style style:name="P35" style:family="paragraph" style:parent-style-name="Text_20_body">
      <style:text-properties officeooo:rsid="002501d3" officeooo:paragraph-rsid="002d6608"/>
    </style:style>
    <style:style style:name="P36" style:family="paragraph" style:parent-style-name="Text_20_body">
      <style:text-properties officeooo:rsid="002c1a85" officeooo:paragraph-rsid="002c1a85"/>
    </style:style>
    <style:style style:name="P37" style:family="paragraph" style:parent-style-name="Text_20_body">
      <style:text-properties officeooo:rsid="002d6608" officeooo:paragraph-rsid="002d6608"/>
    </style:style>
    <style:style style:name="P38" style:family="paragraph" style:parent-style-name="Text_20_body" style:list-style-name="L1">
      <style:paragraph-properties fo:margin-left="0cm" fo:margin-right="0cm" fo:margin-top="0cm" fo:margin-bottom="0cm" loext:contextual-spacing="false" fo:line-height="136%" fo:text-indent="0cm" style:auto-text-indent="false">
        <style:tab-stops/>
      </style:paragraph-properties>
      <style:text-properties fo:color="#000000" style:font-name="Arial" fo:font-size="11pt" style:font-size-asian="11pt"/>
    </style:style>
    <style:style style:name="P39" style:family="paragraph" style:parent-style-name="Text_20_body" style:list-style-name="L1">
      <style:paragraph-properties fo:margin-left="0cm" fo:margin-right="0cm" fo:margin-top="0cm" fo:margin-bottom="0cm" loext:contextual-spacing="false" fo:line-height="136%" fo:text-indent="0cm" style:auto-text-indent="false">
        <style:tab-stops/>
      </style:paragraph-properties>
    </style:style>
    <style:style style:name="P40" style:family="paragraph" style:parent-style-name="Text_20_body" style:list-style-name="L2">
      <style:paragraph-properties fo:margin-top="0cm" fo:margin-bottom="0cm" loext:contextual-spacing="false" fo:line-height="136%"/>
      <style:text-properties fo:color="#000000" style:font-name="Arial" fo:font-size="11pt" fo:font-weight="bold" style:font-size-asian="11pt" style:font-weight-asian="bold" style:font-weight-complex="bold"/>
    </style:style>
    <style:style style:name="P41" style:family="paragraph" style:parent-style-name="Text_20_body" style:list-style-name="L2">
      <style:paragraph-properties fo:margin-top="0cm" fo:margin-bottom="0cm" loext:contextual-spacing="false" fo:line-height="136%"/>
      <style:text-properties fo:color="#000000" style:font-name="Arial" fo:font-size="11pt" style:font-size-asian="11pt"/>
    </style:style>
    <style:style style:name="P42" style:family="paragraph" style:parent-style-name="Text_20_body" style:list-style-name="L3">
      <style:paragraph-properties fo:margin-top="0cm" fo:margin-bottom="0cm" loext:contextual-spacing="false" fo:line-height="136%"/>
      <style:text-properties fo:color="#000000" style:font-name="Arial" fo:font-size="11pt" style:font-size-asian="11pt"/>
    </style:style>
    <style:style style:name="P43" style:family="paragraph" style:parent-style-name="Text_20_body">
      <style:paragraph-properties fo:margin-top="0cm" fo:margin-bottom="0cm" loext:contextual-spacing="false" fo:line-height="136%"/>
      <style:text-properties fo:color="#000000" style:font-name="Arial" fo:font-size="11pt" officeooo:paragraph-rsid="00127b3e" style:font-size-asian="11pt"/>
    </style:style>
    <style:style style:name="P44" style:family="paragraph" style:parent-style-name="Text_20_body">
      <style:paragraph-properties fo:margin-top="0cm" fo:margin-bottom="0cm" loext:contextual-spacing="false" fo:line-height="136%"/>
      <style:text-properties fo:color="#000000" style:font-name="Arial" fo:font-size="11pt" style:text-underline-style="solid" style:text-underline-width="auto" style:text-underline-color="font-color" fo:font-weight="bold" officeooo:rsid="000de092" officeooo:paragraph-rsid="00127b3e" style:font-size-asian="11pt" style:font-weight-asian="bold" style:font-weight-complex="bold"/>
    </style:style>
    <style:style style:name="P45" style:family="paragraph" style:parent-style-name="Text_20_body">
      <style:paragraph-properties fo:margin-top="0cm" fo:margin-bottom="0cm" loext:contextual-spacing="false" fo:line-height="136%"/>
      <style:text-properties officeooo:paragraph-rsid="00127b3e"/>
    </style:style>
    <style:style style:name="P46" style:family="paragraph" style:parent-style-name="Text_20_body">
      <style:paragraph-properties fo:margin-top="0cm" fo:margin-bottom="0cm" loext:contextual-spacing="false" fo:line-height="136%"/>
      <style:text-properties officeooo:rsid="00100f05" officeooo:paragraph-rsid="000de092"/>
    </style:style>
    <style:style style:name="P47" style:family="paragraph" style:parent-style-name="Text_20_body" style:list-style-name="L4">
      <style:paragraph-properties fo:margin-top="0cm" fo:margin-bottom="0cm" loext:contextual-spacing="false"/>
    </style:style>
    <style:style style:name="P48" style:family="paragraph" style:parent-style-name="Title" style:master-page-name="MP0">
      <style:paragraph-properties style:page-number="auto" fo:break-before="page"/>
    </style:style>
    <style:style style:name="T1" style:family="text">
      <style:text-properties fo:color="#000000"/>
    </style:style>
    <style:style style:name="T2" style:family="text">
      <style:text-properties fo:color="#000000" style:font-name="Arial" fo:font-size="11pt" style:font-size-asian="11pt"/>
    </style:style>
    <style:style style:name="T3" style:family="text">
      <style:text-properties fo:color="#000000" style:font-name="Arial" fo:font-size="11pt" fo:font-weight="bold" style:font-size-asian="11pt" style:font-weight-asian="bold"/>
    </style:style>
    <style:style style:name="T4" style:family="text">
      <style:text-properties fo:color="#000000" style:font-name="Arial" fo:font-size="11pt" fo:font-weight="bold" style:font-size-asian="11pt" style:font-weight-asian="bold" style:font-weight-complex="bold"/>
    </style:style>
    <style:style style:name="T5" style:family="text">
      <style:text-properties fo:color="#000000" style:font-name="Arial" fo:font-size="11pt" fo:font-style="italic" style:font-size-asian="11pt" style:font-style-asian="italic"/>
    </style:style>
    <style:style style:name="T6" style:family="text">
      <style:text-properties fo:color="#1155cc" style:font-name="Arial" fo:font-size="11pt" style:text-underline-style="solid" style:text-underline-width="auto" style:text-underline-color="font-color" style:text-underline-mode="continuous" style:text-overline-mode="continuous" style:text-line-through-mode="continuous" style:font-size-asian="11pt"/>
    </style:style>
    <style:style style:name="T7" style:family="text">
      <style:text-properties style:font-name="DktcryBdhmfdCMR9" fo:font-size="9pt" fo:language="en" fo:country="US" style:letter-kerning="false" style:font-size-asian="9pt" style:font-name-complex="DktcryBdhmfdCMR9" style:font-size-complex="9pt" style:language-complex="ar" style:country-complex="SA"/>
    </style:style>
    <style:style style:name="T8" style:family="text">
      <style:text-properties style:font-name="DktcryBdhmfdCMR9" fo:font-size="9pt" fo:language="en" fo:country="US" officeooo:rsid="000bde42" style:letter-kerning="false" style:font-size-asian="9pt" style:font-name-complex="DktcryBdhmfdCMR9" style:font-size-complex="9pt" style:language-complex="ar" style:country-complex="SA"/>
    </style:style>
    <style:style style:name="T9" style:family="text">
      <style:text-properties style:font-name="DktcryBdhmfdCMR9" fo:font-size="9pt" fo:language="en" fo:country="US" officeooo:rsid="000d9ab9" style:letter-kerning="false" style:font-size-asian="9pt" style:font-name-complex="DktcryBdhmfdCMR9" style:font-size-complex="9pt" style:language-complex="ar" style:country-complex="SA"/>
    </style:style>
    <style:style style:name="T10" style:family="text">
      <style:text-properties style:font-name="GppmbkCnlkymCMTI9" fo:font-size="9pt" fo:language="en" fo:country="US" fo:font-style="italic" style:letter-kerning="false" style:font-size-asian="9pt" style:font-style-asian="italic" style:font-name-complex="GppmbkCnlkymCMTI9" style:font-size-complex="9pt" style:language-complex="ar" style:country-complex="SA" style:font-style-complex="italic"/>
    </style:style>
    <style:style style:name="T11" style:family="text">
      <style:text-properties officeooo:rsid="000f51cd"/>
    </style:style>
    <style:style style:name="T12" style:family="text">
      <style:text-properties fo:font-weight="bold"/>
    </style:style>
    <style:style style:name="T13" style:family="text">
      <style:text-properties officeooo:rsid="00134cbd"/>
    </style:style>
    <style:style style:name="T14" style:family="text">
      <style:text-properties officeooo:rsid="001bb348"/>
    </style:style>
    <style:style style:name="T15" style:family="text">
      <style:text-properties officeooo:rsid="001c9169"/>
    </style:style>
    <style:style style:name="T16" style:family="text">
      <style:text-properties officeooo:rsid="001ce2de"/>
    </style:style>
    <style:style style:name="T17" style:family="text">
      <style:text-properties officeooo:rsid="002501d3"/>
    </style:style>
    <style:style style:name="T18" style:family="text">
      <style:text-properties officeooo:rsid="0027ce42"/>
    </style:style>
    <style:style style:name="T19" style:family="text">
      <style:text-properties officeooo:rsid="002d6608"/>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Effectiveness of Deep Recommender systems for incorporating time context</text:p>
      <text:p text:style-name="P2"/>
      <text:p text:style-name="P3">Goal of the project:</text:p>
      <text:p text:style-name="P2"/>
      <text:p text:style-name="P2">To produce a recommender system, using the Million song dataset, that incorporates the following time-contexts into it:</text:p>
      <text:list xml:id="list3190600627577568008" text:style-name="L1">
        <text:list-item>
          <text:p text:style-name="P38">Changes of user preference over time (some music may always be a favourite while others will drop out of favour)</text:p>
        </text:list-item>
        <text:list-item>
          <text:p text:style-name="P38">Time of the day and week (e.g. weekday morning vs. weekend morning)</text:p>
        </text:list-item>
        <text:list-item>
          <text:p text:style-name="P38">Most recent history (i.e. recently listened to songs)</text:p>
        </text:list-item>
      </text:list>
      <text:p text:style-name="P2"/>
      <text:p text:style-name="P2">This is in addition to time as a feature of the dataset, in this case the year it was made</text:p>
      <text:list xml:id="list180111828612883" text:continue-numbering="true" text:style-name="L1">
        <text:list-item>
          <text:p text:style-name="P39"><text:span text:style-name="Default_20_Paragraph_20_Font"><text:span text:style-name="T2">Deep Recommender systems is seen as the best method for this type of problem (i.e. when the amount of things you have to consider start getting complex)</text:span></text:span></text:p>
        </text:list-item>
      </text:list>
      <text:p text:style-name="P3"/>
      <text:p text:style-name="P3">Requirements</text:p>
      <text:p text:style-name="P3"/>
      <text:p text:style-name="P2">Recommend music to new users based on their age, gender and country – DL agorithm</text:p>
      <text:p text:style-name="P2">Pick top 100 results</text:p>
      <text:p text:style-name="P2">Pick top 50 results from those that have never been listened to</text:p>
      <text:p text:style-name="P2">Use heuritstics to remove any songs that should not be played</text:p>
      <text:p text:style-name="P2">Use Learning To Rank to <text:s/></text:p>
      <text:p text:style-name="P2"/>
      <text:p text:style-name="P7"><text:span text:style-name="Default_20_Paragraph_20_Font"><text:span text:style-name="T4">* </text:span></text:span><text:span text:style-name="Default_20_Paragraph_20_Font"><text:span text:style-name="T2">Must allow corrections by the user to be taken into account</text:span></text:span></text:p>
      <text:p text:style-name="P2"/>
      <text:p text:style-name="P5">Questions</text:p>
      <text:p text:style-name="P3"/>
      <text:p text:style-name="P2">1. How do we see it working – what will the user ask?</text:p>
      <text:p text:style-name="P2">2. How will new songs get introduced?</text:p>
      <text:p text:style-name="P2">3.</text:p>
      <text:p text:style-name="P3"/>
      <text:p text:style-name="P3">Report Plan</text:p>
      <text:p text:style-name="P2"/>
      <text:list xml:id="list3668824850484696296" text:style-name="L2">
        <text:list-item>
          <text:p text:style-name="P40">Abstract</text:p>
        </text:list-item>
        <text:list-item>
          <text:p text:style-name="P40">Background</text:p>
          <text:list>
            <text:list-item>
              <text:p text:style-name="P41">Introduction</text:p>
            </text:list-item>
            <text:list-item>
              <text:p text:style-name="P41"><text:soft-page-break/>About the Million Song Database</text:p>
            </text:list-item>
            <text:list-item>
              <text:p text:style-name="P41">About Olly</text:p>
            </text:list-item>
            <text:list-item>
              <text:p text:style-name="P41">Literature Review</text:p>
              <text:list>
                <text:list-item>
                  <text:p text:style-name="P41">What are recommender systems</text:p>
                  <text:list>
                    <text:list-item>
                      <text:p text:style-name="P41">Collabirative Filtering</text:p>
                    </text:list-item>
                    <text:list-item>
                      <text:p text:style-name="P41">Content Based Filtering</text:p>
                    </text:list-item>
                    <text:list-item>
                      <text:p text:style-name="P41">Deep Recommenfer systems</text:p>
                    </text:list-item>
                  </text:list>
                </text:list-item>
                <text:list-item>
                  <text:p text:style-name="P41">Time as a contex in recommender sysetms</text:p>
                </text:list-item>
              </text:list>
            </text:list-item>
          </text:list>
        </text:list-item>
        <text:list-item>
          <text:p text:style-name="P40">Project plan</text:p>
          <text:list>
            <text:list-item>
              <text:p text:style-name="P41">Questions to be examined</text:p>
            </text:list-item>
            <text:list-item>
              <text:p text:style-name="P41">Questions not being examined</text:p>
            </text:list-item>
            <text:list-item>
              <text:p text:style-name="P41">Tools to be used</text:p>
            </text:list-item>
            <text:list-item>
              <text:p text:style-name="P41">Evaluation measure</text:p>
            </text:list-item>
          </text:list>
        </text:list-item>
        <text:list-item>
          <text:p text:style-name="P40">Dataset Pre-processing</text:p>
          <text:list>
            <text:list-item>
              <text:p text:style-name="P41">Data cleaning &amp; transformation</text:p>
            </text:list-item>
            <text:list-item>
              <text:p text:style-name="P41">Train/Test/Validation datasets</text:p>
            </text:list-item>
          </text:list>
        </text:list-item>
        <text:list-item>
          <text:p text:style-name="P40">Infrastructure &amp; Tools setup</text:p>
        </text:list-item>
        <text:list-item>
          <text:p text:style-name="P40">Model design</text:p>
        </text:list-item>
        <text:list-item>
          <text:p text:style-name="P40">Results</text:p>
        </text:list-item>
        <text:list-item>
          <text:p text:style-name="P40">Conclusion</text:p>
        </text:list-item>
      </text:list>
      <text:p text:style-name="P2"/>
      <text:p text:style-name="P2"/>
      <text:p text:style-name="P2"/>
      <text:p text:style-name="P9">Recommender systems represent a large branch of machine learning methods, of strong theoretical and practical interest. This project will explore the role of time in recommender systems. How should the recommendations be modified, not only based on the user's preferences and history, but also on the current time and state of the system? Time is one of many contextual information, and is both easy to procure and quite useful for improving recommendations. By incorporating time in the model we can also build more accurate and useful user profiles.</text:p>
      <text:p text:style-name="Text_20_body"/>
      <text:p text:style-name="P4">What do we mean by “factoring in time?”</text:p>
      <text:p text:style-name="Text_20_body"/>
      <text:p text:style-name="P2">We will limit our definition of time to “hour of the day, or day of the week”, although for real-life usage it’s entirely feasible that monthly patterns may also be of interest.</text:p>
      <text:p text:style-name="Text_20_body"/>
      <text:p text:style-name="P2">Given the question "Recommend me something to listen to", we could factor in time and time-sensitivity in several ways:</text:p>
      <text:p text:style-name="Text_20_body"/>
      <text:list xml:id="list7804824524432451628" text:style-name="L3">
        <text:list-item>
          <text:p text:style-name="P42">what does the user generally like or not like to listen to at certain times? (prior knowledge)</text:p>
        </text:list-item>
        <text:list-item>
          <text:p text:style-name="P42">has the user’s preference changed over time?</text:p>
        </text:list-item>
        <text:list-item>
          <text:p text:style-name="P42">what options are available at certain times? (real-time recommendations)</text:p>
        </text:list-item>
        <text:list-item>
          <text:p text:style-name="P42">how is the user’s preference affected given that what they ate recently (if they had pizza yesterday they wouldn't want it again today) (context aware)</text:p>
        </text:list-item>
        <text:list-item>
          <text:p text:style-name="P42">Should demand from other users be factored in (e.g. if there is a rise in demand for a new restaurant, should it be recommended to the user)</text:p>
        </text:list-item>
      </text:list>
      <text:p text:style-name="Text_20_body"/>
      <text:p text:style-name="P2">In addition there is also the challenge of how to learn a user’s time-based preferences in a computationally efficient manner.</text:p>
      <text:p text:style-name="Text_20_body"/>
      <text:p text:style-name="P3">About the Million Song Database</text:p>
      <text:p text:style-name="Text_20_body"/>
      <text:p text:style-name="Text_20_body">Last fm 1k dataset: </text:p>
      <text:p text:style-name="HTML_20_Preformatted">This dataset contains &lt;user, timestamp, artist, song&gt; tuples collected from <text:a xlink:type="simple" xlink:href="http://www.last.fm/api" office:target-frame-name="_top" xlink:show="replace" text:style-name="Internet_20_link" text:visited-style-name="Visited_20_Internet_20_Link"><text:span text:style-name="Hyperlink">Last.fm API</text:span></text:a>. This dataset represents the whole listening habits (till May, 5th 2009) for nearly 1,000 users.</text:p>
      <text:p text:style-name="Text_20_body"/>
      <text:p text:style-name="Text_20_body"><text:a xlink:type="simple" xlink:href="http://www.dtic.upf.edu/~ocelma/MusicRecommendationDataset/lastfm-1K.html" office:target-frame-name="_top" xlink:show="replace" text:style-name="Internet_20_link" text:visited-style-name="Visited_20_Internet_20_Link"><text:span text:style-name="Hyperlink">http://www.dtic.upf.edu/~ocelma/MusicRecommendationDataset/lastfm-1K.html</text:span></text:a></text:p>
      <text:p text:style-name="Text_20_body"/>
      <text:p text:style-name="Text_20_body">MSD</text:p>
      <text:p text:style-name="Text_20_body"><text:a xlink:type="simple" xlink:href="https://labrosa.ee.columbia.edu/millionsong/pages/getting-dataset#subset" office:target-frame-name="_top" xlink:show="replace" text:style-name="Internet_20_link" text:visited-style-name="Visited_20_Internet_20_Link"><text:span text:style-name="Hyperlink">https://labrosa.ee.columbia.edu/millionsong/pages/getting-dataset#subset</text:span></text:a></text:p>
      <text:p text:style-name="P7"><text:soft-page-break/><text:span text:style-name="Default_20_Paragraph_20_Font"><text:span text:style-name="T2">The </text:span></text:span><text:span text:style-name="Default_20_Paragraph_20_Font"><text:span text:style-name="T3">Million Song Dataset</text:span></text:span><text:span text:style-name="Default_20_Paragraph_20_Font"><text:span text:style-name="T1"> </text:span></text:span><text:span text:style-name="Default_20_Paragraph_20_Font"><text:span text:style-name="T2">is a freely-available collection of one million song titles, together with their audio features and metadata. </text:span></text:span></text:p>
      <text:p text:style-name="P2"/>
      <text:p text:style-name="P5">trackData.tsv</text:p>
      <text:p text:style-name="P10"/>
      <text:p text:style-name="P10">Userid</text:p>
      <text:p text:style-name="P10">Timestamp</text:p>
      <text:p text:style-name="P10">Musicbrainz Artist Id</text:p>
      <text:p text:style-name="P10">Artist Name</text:p>
      <text:p text:style-name="P10">Musicbrainz Track Id</text:p>
      <text:p text:style-name="P10">Track-name</text:p>
      <text:p text:style-name="P2"/>
      <text:p text:style-name="P5">Userid-profile.tsv:</text:p>
      <text:p text:style-name="P2">userid</text:p>
      <text:p text:style-name="P2">gender ('m'|'f'|empty)</text:p>
      <text:p text:style-name="P2">age (int|empty)</text:p>
      <text:p text:style-name="P2">country (str|empty)</text:p>
      <text:p text:style-name="P2">signup (date|empty)</text:p>
      <text:p text:style-name="Text_20_body"/>
      <text:p text:style-name="P46"/>
      <text:p text:style-name="P2">Prior research on recommender systems has focussed</text:p>
      <text:p text:style-name="Text_20_body"/>
      <text:p text:style-name="Text_20_body"/>
      <text:p text:style-name="Text_20_body"/>
      <text:p text:style-name="P4">The research</text:p>
      <text:p text:style-name="Text_20_body"/>
      <text:p text:style-name="Text_20_body">Recommender systems play a significant role in today’s digital world. The most obvious use case is the likes of Amazon and Netflix recommending products you may like, but the concept of learning user preference can be applied to a great many fields beyond that. At its heart a recommender system is machine learning applied to subjective human decision making in which there isn’t a ground truth applicable across every person. Subjective choices are made in everything from who we vote for, which person we date, what we choose to study, what we feel like wearing, what page we wish to click on, and where we wish to go on holiday. An effective recommender system is one that quickly learns to adapt to your preferences.</text:p>
      <text:p text:style-name="Text_20_body"/>
      <text:p text:style-name="Text_20_body">Furthermore the importance of recommender systems are crucial in the age of digital personal assistants such as Amazon Alexa and Siri.</text:p>
      <text:p text:style-name="Text_20_body"/>
      <text:p text:style-name="P36"/>
      <text:p text:style-name="P36"><text:soft-page-break/>Recommendations based on traditional algorithms don’t consider any contex-</text:p>
      <text:p text:style-name="P36">tual information like date, place, companion and mood. Considering the different</text:p>
      <text:p text:style-name="P36">contextual aspects, the dimension ’time’ can be identified as the most important</text:p>
      <text:p text:style-name="P36">one [5]. Obviously, as the users preferences change, the ’time’ information allows</text:p>
      <text:p text:style-name="P36">to track the evolution of his habits. Ding and Li proposed an exponential decay</text:p>
      <text:p text:style-name="P36">rate on the ratings [3]. Older ratings are considered as less significant, giving</text:p>
      <text:p text:style-name="P36">more recent ratings a higher importance. These newer ratings should reflect the</text:p>
      <text:p text:style-name="P36">preferences of an user in a higher degree. (2016 – 07: Towards a time sensitive enriched… )</text:p>
      <text:p text:style-name="Text_20_body"/>
      <text:p text:style-name="P20">Overview of Music Recommender Systems</text:p>
      <text:list xml:id="list7851444220135455888" text:style-name="L5">
        <text:list-item>
          <text:p text:style-name="P27"><text:span text:style-name="T18">Current music recommender systems used in production employ collaborative filtering</text:span></text:p>
        </text:list-item>
        <text:list-item>
          <text:p text:style-name="P27"/>
        </text:list-item>
        <text:list-item>
          <text:p text:style-name="P29"><text:span text:style-name="T18">Collaborative filtering can be item based (items similar to this) , user based (users similar to you), or a hybrid of both (semantic recommender)</text:span></text:p>
        </text:list-item>
        <text:list-item>
          <text:p text:style-name="P28"><text:span text:style-name="T18">Collabortative filtering can be explicit (user has rated this song 4/5) or implicit such as user has listened to this song 4/500 times</text:span></text:p>
          <text:p text:style-name="P28"/>
        </text:list-item>
      </text:list>
      <text:p text:style-name="P26"/>
      <text:p text:style-name="P25"><text:a xlink:type="simple" xlink:href="https://www.youtube.com/watch?v=3LBgiFch4_g" text:style-name="Internet_20_link" text:visited-style-name="Visited_20_Internet_20_Link">https://www.youtube.com/watch?v=3LBgiFch4_g</text:a></text:p>
      <text:p text:style-name="P25"/>
      <text:p text:style-name="P25">* Manual (songza, beats)</text:p>
      <text:p text:style-name="P25">* Manually expert tagging (Pandora)</text:p>
      <text:p text:style-name="P25">* Audio Content, Meta data, text analysis (echonest)</text:p>
      <text:p text:style-name="P25">* Collaborartive filtering (Spotfiy) <text:span text:style-name="T16">using Alternating Least Squares</text:span></text:p>
      <text:p text:style-name="Text_20_body">- <text:span text:style-name="T15">Explicit CF (ratings)</text:span></text:p>
      <text:p text:style-name="Text_20_body">- <text:span text:style-name="T15">Implicit (item and user)</text:span></text:p>
      <text:p text:style-name="Text_20_body"/>
      <text:p text:style-name="P30">Issues:</text:p>
      <text:p text:style-name="P22">Temportal Dynamics <text:span text:style-name="T17">&amp; New Music</text:span></text:p>
      <text:p text:style-name="P33">* Some music may be popular during a certain time of the year, some may be popular for that season etc.</text:p>
      <text:p text:style-name="P35">Temporal Factor models: </text:p>
      <text:p text:style-name="P35"><text:soft-page-break/><text:span text:style-name="T19">Harasic et. al Towards Time-Aware Semantic enriched used a modified item-to-item CF model to include additional attributes as well as a dampening factor to decay older ratings so that they have less influence over time</text:span></text:p>
      <text:p text:style-name="P37">Recommender Systems for movies</text:p>
      <text:p text:style-name="P34"/>
      <text:p text:style-name="P21">Large number of users or items</text:p>
      <text:p text:style-name="P32">http://recommender-systems.org/collaborative-filtering/</text:p>
      <text:p text:style-name="Text_20_body">Although having to deal with too many ratings can be an issue, for most collaborative filtering systems, having to deal with too few ratings is a far more serious problem. This problem occurs when the amount of items become very large reducing the number of items users have rated to a tiny percentage. In such a situation it is likely that two people have few rated items in common making the correlation coefficient less reliable. This is called the <text:span text:style-name="Emphasis">sparsity problem</text:span>. Several solutions have been proposed to overcome this problem:</text:p>
      <text:list xml:id="list2700142058074004736" text:style-name="L4">
        <text:list-item>
          <text:p text:style-name="P47"><text:span text:style-name="Emphasis">Implicit ratings</text:span>. Some systems, such as a later extension of GroupLens [Miller et al. 1997], try to increase the number of ratings by inferring them from the user’s behavior. However, a user still has to explore an item before the system can infer a rating. </text:p>
        </text:list-item>
        <text:list-item>
          <text:p text:style-name="P47"><text:span text:style-name="Emphasis">Dimensionality reduction</text:span>. By reducing the dimensionality of the information space, the ratings of two users can be used for predictions even if they did not rate the same items. Pazzani and Billsus [Pazzani &amp; Billsus 1998] use an non correlation-based approach for making predictions based on a neural network. User’s ratings are represented by a matrix consisting of Boolean features. The matrix is projected into a lower dimensional space by using latent semantic indexing. Although Pazzani and Billsus report an improvement in prediction accuracy the computational complexity of the algorithm is a serious issue. The approach they use for collaborative filtering is described in more detail in section 2.4.5. </text:p>
        </text:list-item>
        <text:list-item>
          <text:p text:style-name="P31"><text:span text:style-name="Emphasis">Content description</text:span>. Using the content of an item instead of the item itself could increase the amount of information people have in common. This is a hybrid approach to combining content-based filtering and collaborative filtering and is described in the next section in more detail. </text:p>
        </text:list-item>
      </text:list>
      <text:p text:style-name="Text_20_body"/>
      <text:p text:style-name="Text_20_body"/>
      <text:p text:style-name="Text_20_body">Spotify uses collaborative filtering for music recommendations <text:span text:style-name="T13">(</text:span><text:a xlink:type="simple" xlink:href="https://www.quora.com/What-are-some-algorithms-used-in-a-music-recommendation-system" text:style-name="Internet_20_link" text:visited-style-name="Visited_20_Internet_20_Link"><text:span text:style-name="T13">Nov 2013</text:span></text:a><text:span text:style-name="T13">) (</text:span><text:a xlink:type="simple" xlink:href="https://www.slideshare.net/erikbern/collaborative-filtering-at-spotify-16182818/7-Aggregate_dataThrow_away_temporal_information" text:style-name="Internet_20_link" text:visited-style-name="Visited_20_Internet_20_Link"><text:span text:style-name="T13">Jan 2013</text:span></text:a><text:span text:style-name="T13">).</text:span></text:p>
      <text:p text:style-name="Text_20_body">Matrix factorization is just one way of doing collaborative filtering. CF means that you are using ratings or implicit data on a user level, so it's just a description of the problem, rather than any specific model.<text:line-break/><text:line-break/>There's many ways to perform CF: <text:a xlink:type="simple" xlink:href="http://machinelearning.wustl.edu/mlpapers/paper_files/NIPS2007_1007.pdf" office:target-frame-name="_blank" xlink:show="new" text:style-name="Internet_20_link" text:visited-style-name="Visited_20_Internet_20_Link">Matrix Factorization</text:a>, neighborhood models, <text:a xlink:type="simple" xlink:href="http://www.cs.toronto.edu/%7Ersalakhu/papers/rbmcf.pdf" office:target-frame-name="_blank" xlink:show="new" text:style-name="Internet_20_link" text:visited-style-name="Visited_20_Internet_20_Link">Restricted Boltzmann Machines</text:a> etc. Each approach has a lot of different models and different inference methods.</text:p>
      <text:p text:style-name="Text_20_body"/>
      <text:p text:style-name="Text_20_body"><text:soft-page-break/>Since we’re calling <text:span text:style-name="Source_20_Text">model_nn_binary</text:span> every query, we’re calculating the distance of each artist vector in our <text:span text:style-name="Source_20_Text">wide_artist_data_sparse</text:span> array to the query artist vector every time we want recommendations. If our dataset is fairly small (like in this post), this isn’t an issue. If we had the entirety of Last.fm’s user data, we’d be bottlenecked like crazy at query time.</text:p>
      <text:p text:style-name="Text_20_body">Because we’re doing item based collaborative filtering, we can actually avoid this issue. The item vectors change, of course, as users listen to more artists. But, in general, they are pretty static. If we pre-computed an item-item similarity matrix (in our case, every cell would be the cosine-distance between artist <text:span text:style-name="Source_20_Text">i</text:span> and artist <text:span text:style-name="Source_20_Text">j</text:span>), we could just look up the similarity values at query time. This is way faster, and scales extremely well to massive datasets.</text:p>
      <text:p text:style-name="Text_20_body">If we were doing user based collaboartive filtering, we’d probably need to do more frequent computations since user activity fluctuates so much. If we wanted real-time recommendations based on user behavior similarities (including things like recent browsing history or recent actions), we’d be totally bottlenecked.</text:p>
      <text:p text:style-name="P24">Fortunately, there’s been great work done on Approximate Nearest Neighbor Search techniques such as <text:a xlink:type="simple" xlink:href="http://www.mit.edu/%7Eandoni/LSH/" text:style-name="Internet_20_link" text:visited-style-name="Visited_20_Internet_20_Link">locality sensitive hashing</text:a>. These techniques sacrifice the <text:span text:style-name="Strong_20_Emphasis">guarantee</text:span> of finding the nearest neighbors for increases in computational efficiency, and work extremely well with high dimensional data. The <text:a xlink:type="simple" xlink:href="https://www.coursera.org/learn/ml-clustering-and-retrieval" text:style-name="Internet_20_link" text:visited-style-name="Visited_20_Internet_20_Link">Machine Learning: Clustering &amp; Retrieval</text:a> course on Coursera has a great walk-through of LSH for those curious.<text:span text:style-name="T14">(https://beckernick.github.io/music_recommender/)</text:span></text:p>
      <text:p text:style-name="Text_20_body"/>
      <text:p text:style-name="Text_20_body"/>
      <text:p text:style-name="P44">Transforming words into vector spacec</text:p>
      <text:p text:style-name="P43"/>
      <text:p text:style-name="P43"><text:a xlink:type="simple" xlink:href="https://www.reddit.com/r/MachineLearning/comments/3d01e9/lstmword2vec_for_word_sequence_modeling_how_to/" text:style-name="Internet_20_link" text:visited-style-name="Visited_20_Internet_20_Link"><text:span text:style-name="T11">https://www.reddit.com/r/MachineLearning/comments/3d01e9/lstmword2vec_for_word_sequence_modeling_how_to/</text:span></text:a></text:p>
      <text:p text:style-name="P45"><text:span text:style-name="T2">“</text:span>There is a reason word2vec uses cosine similarity instead of a normal distance metric. In my brief experiment with it, two very similar words had a big distance between them. But when I multiplied one word by 0.75, they became much closer to each other.</text:p>
      <text:p text:style-name="P23">I don't really understand why, but the scale of the values for each dimension don't actually matter. Just the direction that the vector is pointing.</text:p>
      <text:p text:style-name="P23">So I think it would work better if you optimized for cosine similarity between the predicted word vector and the actual word vector.”</text:p>
      <text:p text:style-name="P16"><text:a xlink:type="simple" xlink:href="http://torch.ch/blog/2016/07/25/nce.html#nce.char" text:style-name="Internet_20_link" text:visited-style-name="Visited_20_Internet_20_Link">http://torch.ch/blog/2016/07/25/nce.html#nce.char</text:a></text:p>
      <text:p text:style-name="P16"><text:span text:style-name="T12"/></text:p>
      <text:p text:style-name="P17"><text:span text:style-name="T12">PLSA is NNMF applied to NLP &amp; topic categorization!</text:span></text:p>
      <text:p text:style-name="P16"><text:span text:style-name="T12">Probabilistic latent semantic analysis</text:span> (<text:span text:style-name="T12">PLSA</text:span>), also known as <text:span text:style-name="T12">probabilistic latent semantic indexing</text:span> (<text:span text:style-name="T12">PLSI</text:span>, especially in information retrieval circles) is a <text:a xlink:type="simple" xlink:href="https://en.wikipedia.org/wiki/Statistical_technique" text:style-name="Internet_20_link" text:visited-style-name="Visited_20_Internet_20_Link">statistical technique</text:a> for the analysis of two-mode and co-occurrence data. In effect, one can derive a low-dimensional representation of <text:soft-page-break/>the observed variables in terms of their affinity to certain hidden variables, just as in <text:a xlink:type="simple" xlink:href="https://en.wikipedia.org/wiki/Latent_semantic_analysis" text:style-name="Internet_20_link" text:visited-style-name="Visited_20_Internet_20_Link">latent semantic analysis</text:a>, from which PLSA evolved.</text:p>
      <text:p text:style-name="P19"/>
      <text:p text:style-name="P18">Collaborative Filtering</text:p>
      <text:p text:style-name="P18"/>
      <text:p text:style-name="P2">A review of the literature shows existing systems struggle with context:</text:p>
      <text:p text:style-name="Text_20_body"/>
      <text:p text:style-name="P8"><text:span text:style-name="Default_20_Paragraph_20_Font"><text:span text:style-name="T1">“</text:span></text:span><text:span text:style-name="Default_20_Paragraph_20_Font"><text:span text:style-name="T5">Traditional recommender systems tend to recommend items based on ratings. However, due to the data sparsity problem, information existing in ratings is not sufficient to approximate latent factors of users and items...Besides ratings, there are additional information, such as re-view texts, images or user profiles, can be utilized. Content-based recommender systems exploit these information to learn user preferences and item properties. However, most of content-based approaches are based on hand-crafted features for users and items.Although these features can be effective in different circumstances, hand-crafted features often require extensive human labor and often rely on expert knowledge. Also, usually, hand-crafted features are not generalized well.</text:span></text:span></text:p>
      <text:p text:style-name="P6">Deep learning techniques en-able model to automatically learn features for users and items from different resources.”</text:p>
      <text:p text:style-name="P8"><text:span text:style-name="Default_20_Paragraph_20_Font"><text:span text:style-name="T2">(</text:span></text:span><text:a xlink:type="simple" xlink:href="http://bdsc.lab.uic.edu/docs/survey-critique-deep.pdf" office:target-frame-name="_top" xlink:show="replace" text:style-name="Internet_20_link" text:visited-style-name="Visited_20_Internet_20_Link"><text:span text:style-name="Default_20_Paragraph_20_Font"><text:span text:style-name="T6">http://bdsc.lab.uic.edu/docs/survey-critique-deep.pdf</text:span></text:span></text:a><text:span text:style-name="Default_20_Paragraph_20_Font"><text:span text:style-name="T2">)</text:span></text:span></text:p>
      <text:p text:style-name="Text_20_body"><text:line-break/></text:p>
      <text:p text:style-name="P2">This research will therefore explore the effectiveness of deep-learning in incorporating time. Time can be incorporated into any deep learning recommendation system by default, regardless of whether the training data contains a time-dimension. In such cases we can use a randomized "time" feature which changes on each epoch in order to ensure a ‘time-agnostic’ model.</text:p>
      <text:p text:style-name="Text_20_body"/>
      <text:p text:style-name="P2">The research would then observe what happens as the systems is exposed to training data that is time-biased (e.g. given previous recommendations the user has chosen a specific food item based on the time of the day).</text:p>
      <text:p text:style-name="Text_20_body"/>
      <text:p text:style-name="Horizontal_20_Line"/>
      <text:p text:style-name="P11"/>
      <text:p text:style-name="P1">Literature Review</text:p>
      <text:p text:style-name="P11"/>
      <text:p text:style-name="Text_20_body"><text:span text:style-name="Default_20_Paragraph_20_Font"><text:span text:style-name="T2">Memory-based CF – simple and scalabe and good for realtime learning</text:span></text:span></text:p>
      <text:p text:style-name="Text_20_body"><text:span text:style-name="Default_20_Paragraph_20_Font"><text:span text:style-name="T2">Model-based CF – better for complex patterns</text:span></text:span></text:p>
      <text:p text:style-name="P11">The most successful model-based CF techniques is Matrix Factorization (MF) [1]. They</text:p>
      <text:p text:style-name="P11">find common factors that can be the underlying reasons of the ratings given by users.</text:p>
      <text:p text:style-name="P11">For example, in a movie recommender system, these factors can be genre, actors, or</text:p>
      <text:p text:style-name="P11">director of movies that may affect the rating behavior of users. Matrix factorization</text:p>
      <text:p text:style-name="P11">techniques not only find these hidden factors, but also give the importance of them for</text:p>
      <text:p text:style-name="P11">each user and how each item satisfies each factor. Matrix factorization techniques get the</text:p>
      <text:p text:style-name="P11">matrix containing all the available ratings and find a feature set for each user and item</text:p>
      <text:p text:style-name="P11">as the result of the factorization process. Then, a rating that each user assigns to each</text:p>
      <text:p text:style-name="P11">item can get estimated by the scalar product of the two feature vectors corresponding</text:p>
      <text:p text:style-name="P11">to those user and item. In this way, users with similar preference will have similar latent</text:p>
      <text:p text:style-name="P11">features, and items which are favored by similar users will share similar latent features.</text:p>
      <text:p text:style-name="P11">The lack of ratings hinder PMF to produce high quality recommendations for users with</text:p>
      <text:p text:style-name="P11">few ratings. In addition, PMF is still a shallow model and unable to capture complex</text:p>
      <text:p text:style-name="P11">rating patterns existing in rating data.</text:p>
      <text:p text:style-name="P11"/>
      <text:p text:style-name="P11">Although model-based CF achieves great success and attracts a lot attention, model-</text:p>
      <text:p text:style-name="P11">based CF still has some drawbacks. The most important one is that most of model-based</text:p>
      <text:p text:style-name="P11">CF models suffer from the sparsity problem. For those users who provide no ratings,</text:p>
      <text:p text:style-name="P11">model-based CF is unable to generate reasonable recommendations.</text:p>
      <text:p text:style-name="P11">To deal with the sparsity problem, researchers propose Content-based Recommender</text:p>
      <text:p text:style-name="P11">Systems. These approaches utilize different resources, such as item information or user</text:p>
      <text:p text:style-name="P11">profiles, to learn latent factors of users or items. In this manner, even one user provides</text:p>
      <text:p text:style-name="P11">little ratings, the preference of the user can still be inferred.<text:tab/></text:p>
      <text:p text:style-name="P11"/>
      <text:p text:style-name="P11">ARCH/GARH</text:p>
      <text:p text:style-name="P12">* Can we say that frequency of songs people play follows a normal distribution?</text:p>
      <text:p text:style-name="P11">* if so how can we quickly establish where in the freq distribution a song lies?</text:p>
      <text:p text:style-name="P11"/>
      <text:p text:style-name="P12">Prelimianary Analysis</text:p>
      <text:p text:style-name="P11"><text:soft-page-break/>* <text:tab/>How similar are the people?</text:p>
      <text:p text:style-name="P11"/>
      <text:p text:style-name="P11">Sources:</text:p>
      <text:p text:style-name="P11"/>
      <text:p text:style-name="P11">http://www.dtic.upf.edu/~ocelma/MusicRecommendationDataset/lastfm-1K.html</text:p>
      <text:p text:style-name="P13">Springer International Publishing Switzerland 2016</text:p>
      <text:p text:style-name="P14"><text:span text:style-name="Default_20_Paragraph_20_Font"><text:span text:style-name="T7">C.C. Aggarwal, </text:span></text:span><text:span text:style-name="Default_20_Paragraph_20_Font"><text:span text:style-name="T10">Recommender Systems: The Textbook</text:span></text:span><text:span text:style-name="Default_20_Paragraph_20_Font"><text:span text:style-name="T7">,</text:span></text:span></text:p>
      <text:p text:style-name="Text_20_body"><text:span text:style-name="Default_20_Paragraph_20_Font"><text:span text:style-name="T7">DOI 10.1007/978-3-319-29659-3 1</text:span></text:span></text:p>
      <text:p text:style-name="Text_20_body"><text:span text:style-name="Default_20_Paragraph_20_Font"><text:span text:style-name="T7"/></text:span></text:p>
      <text:p text:style-name="P15"><text:a xlink:type="simple" xlink:href="http://benanne.github.io/2014/08/05/spotify-cnns.html" text:style-name="Internet_20_link" text:visited-style-name="Visited_20_Internet_20_Link"><text:span text:style-name="Default_20_Paragraph_20_Font"><text:span text:style-name="T8">http://benanne.github.io/2014/08/05/spotify-cnns.html</text:span></text:span></text:a></text:p>
      <text:p text:style-name="P15"><text:span text:style-name="Default_20_Paragraph_20_Font"><text:span text:style-name="T8"/></text:span></text:p>
      <text:p text:style-name="P15"><text:span text:style-name="Default_20_Paragraph_20_Font"><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DktcryBdhmfdCMR9" svg:font-family="DktcryBdhmfdCMR9" style:font-family-generic="roman"/>
    <style:font-face style:name="GppmbkCnlkymCMTI9" svg:font-family="GppmbkCnlkymCMTI9"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style:font-name="Liberation Serif" fo:font-family="'Liberation Serif'" style:font-family-generic="roman" style:font-pitch="variable" fo:font-size="18pt" fo:font-weight="bold" style:font-size-asian="18pt" style:font-weight-asian="bold" style:font-size-complex="18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orizontal_20_Line" style:display-name="Horizontal Line" style:family="paragraph" style:parent-style-name="Standard" style:next-style-name="Text_20_body" style:class="html">
      <style:paragraph-properties fo:margin-top="0cm" fo:margin-bottom="0.499cm" loext:contextual-spacing="false" fo:hyphenation-ladder-count="no-limit" text:number-lines="false" text:line-number="0"/>
      <style:text-properties fo:font-size="6pt" style:font-size-asian="6pt" style:font-size-complex="6pt"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TML_20_Preformatted" style:display-name="HTML Preformatted" style:family="paragraph" style:parent-style-name="Normal">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fo:language="en" fo:country="US" style:letter-kerning="false" style:font-name-asian="Times New Roman" style:font-family-asian="'Times New Roman'" style:font-family-generic-asian="roman" style:font-pitch-asian="variable" style:font-size-asian="10pt" style:language-asian="en" style:country-asian="US" style:font-name-complex="Courier New" style:font-family-complex="'Courier New'" style:font-family-generic-complex="modern" style:font-pitch-complex="fixed" style:font-size-complex="10pt" style:language-complex="ar" style:country-complex="SA" fo:hyphenate="tru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Mention" style:family="text" style:parent-style-name="Default_20_Paragraph_20_Font">
      <style:text-properties fo:color="#2b579a" fo:background-color="#e6e6e6"/>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fo:language="en" fo:country="US" style:letter-kerning="false" style:font-name-asian="Times New Roman" style:font-family-asian="'Times New Roman'" style:font-family-generic-asian="roman" style:font-pitch-asian="variable" style:font-size-asian="10pt" style:language-asian="en" style:country-asian="US" style:font-name-complex="Courier New" style:font-family-complex="'Courier New'" style:font-family-generic-complex="modern" style:font-pitch-complex="fixed" style:font-size-complex="10pt" style:language-complex="ar" style:country-complex="SA"/>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7-04-04T08:11:00Z</meta:creation-date>
    <dc:date>2017-06-12T18:01:11.714852410</dc:date>
    <meta:editing-cycles>82</meta:editing-cycles>
    <meta:editing-duration>PT18H47M35S</meta:editing-duration>
    <meta:document-statistic meta:table-count="0" meta:image-count="0" meta:object-count="0" meta:page-count="10" meta:paragraph-count="168" meta:word-count="2424" meta:character-count="15719" meta:non-whitespace-character-count="13483"/>
    <meta:template xlink:type="simple" xlink:actuate="onRequest" xlink:title="" xlink:href="Normal.dotm"/>
  </office:meta>
</office:document-meta>
</file>